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glue-point draw:id="6" svg:x="-5cm" svg:y="5cm"/>
          <draw:glue-point draw:id="7" svg:x="-5cm" svg:y="0cm"/>
          <draw:glue-point draw:id="8" svg:x="5cm" svg:y="-5cm"/>
          <draw:glue-point draw:id="9" svg:x="5cm" svg:y="0cm"/>
          <draw:glue-point draw:id="10" svg:x="0cm" svg:y="5cm"/>
          <draw:glue-point draw:id="11" svg:x="0cm" svg:y="-5cm"/>
          <draw:glue-point draw:id="12" svg:x="-5cm" svg:y="-5cm"/>
          <draw:glue-point draw:id="13" svg:x="5cm" svg:y="5cm"/>
          <draw:glue-point draw:id="14" svg:x="-5cm" svg:y="5cm"/>
          <draw:glue-point draw:id="15" svg:x="-5cm" svg:y="0cm"/>
          <draw:glue-point draw:id="16" svg:x="5cm" svg:y="-5cm"/>
          <draw:glue-point draw:id="17" svg:x="5cm" svg:y="0cm"/>
          <draw:glue-point draw:id="18" svg:x="0cm" svg:y="5cm"/>
          <draw:glue-point draw:id="19" svg:x="0cm" svg:y="-5cm"/>
          <draw:glue-point draw:id="20" svg:x="0cm" svg:y="0cm"/>
          <draw:rect draw:style-name="gr1" draw:layer="layout" svg:width="1.935cm" svg:height="2cm" svg:x="0cm" svg:y="0cm">
            <text:p/>
          </draw:rect>
          <draw:rect draw:style-name="gr2" draw:layer="layout" svg:width="1.935cm" svg:height="2cm" svg:x="0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Perfect Square</dc:title>
    <meta:creation-date>2011-02-07T16:55:0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